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table:align="margins"/>
    </style:style>
    <style:style style:name="Table1.A" style:family="table-column">
      <style:table-column-properties style:column-width="10.035cm" style:rel-column-width="36729*"/>
    </style:style>
    <style:style style:name="Table1.B" style:family="table-column">
      <style:table-column-properties style:column-width="1.967cm" style:rel-column-width="7201*"/>
    </style:style>
    <style:style style:name="Table1.C" style:family="table-column">
      <style:table-column-properties style:column-width="2.951cm" style:rel-column-width="10802*"/>
    </style:style>
    <style:style style:name="Table1.D" style:family="table-column">
      <style:table-column-properties style:column-width="2.951cm" style:rel-column-width="10803*"/>
    </style:style>
    <style:style style:name="Table1.A1" style:family="table-cell">
      <style:table-cell-properties fo:padding="0cm" fo:border="none"/>
    </style:style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P4" style:family="paragraph" style:parent-style-name="Quotations">
      <style:paragraph-properties fo:margin-left="1.27cm" fo:margin-right="0cm" fo:text-indent="0cm" style:auto-text-indent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crud"/>CRUD<text:bookmark-end text:name="crud"/></text:h>
      <text:h text:style-name="Heading_20_4" text:outline-level="4"><text:bookmark-start text:name="aufgabe-7.1-was-ist-crud"/>Aufgabe 7.1 Was ist CRUD?<text:bookmark-end text:name="aufgabe-7.1-was-ist-crud"/></text:h>
      <text:p text:style-name="First_20_paragraph"><text:span text:style-name="T3">Recherchieren</text:span> Sie, was unter CRUD im Zusammenhang mit Datenbanken verstanden wird!</text:p>
      <text:h text:style-name="Heading_20_2" text:outline-level="2"><text:bookmark-start text:name="insert---datensätze-einfügen"/>INSERT - Datensätze einfügen<text:bookmark-end text:name="insert---datensätze-einfügen"/></text:h>
      <text:p text:style-name="First_20_paragraph"><text:span text:style-name="T3">Überlegen</text:span> Sie, was der folgende SQL-Befehl vermutlich tun wird!</text:p>
      <text:p text:style-name="Preformatted_20_Text">INSERT</text:p>
      <text:p text:style-name="Preformatted_20_Text">INTO users (</text:p>
      <text:p text:style-name="Preformatted_20_Text"><text:s text:c="2"/>username, <text:s text:c="8"/>email, <text:s text:c="13"/>password, </text:p>
      <text:p text:style-name="Preformatted_20_Text"><text:s text:c="2"/>name, <text:s text:c="12"/>bio, <text:s text:c="15"/>gender,</text:p>
      <text:p text:style-name="Preformatted_20_Text"><text:s text:c="2"/>birthday, <text:s text:c="8"/>city, <text:s text:c="14"/>country, </text:p>
      <text:p text:style-name="Preformatted_20_Text"><text:s text:c="2"/>centimeters, <text:s text:c="5"/>avatar, <text:s text:c="12"/>role, </text:p>
      <text:p text:style-name="Preformatted_20_Text"><text:s text:c="2"/>is_active, <text:s text:c="7"/>remember_token, <text:s text:c="4"/>created_at, </text:p>
      <text:p text:style-name="Preformatted_20_Text"><text:s text:c="2"/>updated_at</text:p>
      <text:p text:style-name="Preformatted_20_Text">) </text:p>
      <text:p text:style-name="Preformatted_20_Text">VALUES <text:s/>(</text:p>
      <text:p text:style-name="Preformatted_20_Text"><text:s text:c="2"/>'guenther37', <text:s text:c="4"/>'guenther@instahub.app', <text:s text:c="3"/>'12345',</text:p>
      <text:p text:style-name="Preformatted_20_Text"><text:s text:c="2"/>'Günther Müller', 'Günther mag Kartoffelsalat.', 'male',</text:p>
      <text:p text:style-name="Preformatted_20_Text"><text:s text:c="2"/>'2006-06-06 00:00:00', 'Leipzig', <text:s text:c="4"/>'Deutschland',</text:p>
      <text:p text:style-name="Preformatted_20_Text"><text:s text:c="2"/>'173', <text:s text:c="11"/>'avatar.png', <text:s text:c="6"/>'user',</text:p>
      <text:p text:style-name="Preformatted_20_Text"><text:s text:c="2"/>'0', <text:s text:c="13"/>NULL, <text:s text:c="14"/>now(), </text:p>
      <text:p text:style-name="Preformatted_20_Text"><text:s text:c="2"/>now()</text:p>
      <text:p text:style-name="Preformatted_20_Text">)</text:p>
      <text:h text:style-name="Heading_20_4" text:outline-level="4"><text:bookmark-start text:name="aufgabe-7.2-ihr-erstes-insert"/>Aufgabe 7.2 Ihr erstes Insert<text:bookmark-end text:name="aufgabe-7.2-ihr-erstes-insert"/></text:h>
      <text:list xml:id="list442929937" text:style-name="L1">
        <text:list-item>
          <text:p text:style-name="P7"><text:span text:style-name="T3">Geben</text:span> Sie den obigen Befehl ein.</text:p>
        </text:list-item>
        <text:list-item>
          <text:p text:style-name="P7"><text:span text:style-name="T3">Überprüfen</text:span> Sie das Ergebnis.</text:p>
        </text:list-item>
        <text:list-item>
          <text:p text:style-name="P7"><text:span text:style-name="T3">Erklären</text:span> Sie, was <text:span text:style-name="Source_5f_Text">now()</text:span> bedeutet! (Tipp: Sehen Sie sich an, was in den beiden Spalten in der Tabelle steht!)</text:p>
        </text:list-item>
      </text:list>
      <text:h text:style-name="Heading_20_4" text:outline-level="4"><text:bookmark-start text:name="aufgabe-7.3-noch-ein-paar-inserts"/>Aufgabe 7.3 Noch ein paar Inserts<text:bookmark-end text:name="aufgabe-7.3-noch-ein-paar-inserts"/></text:h>
      <text:list xml:id="list1397134130" text:style-name="L2">
        <text:list-item>
          <text:p text:style-name="P8"><text:span text:style-name="T3">Fügen</text:span> Sie einen Datensatz für Joachim Löw mit allen leicht öffentlich zugänglichen Daten in die Datenbank ein!</text:p>
        </text:list-item>
        <text:list-item>
          <text:p text:style-name="P8"><text:span text:style-name="T3">Fügen</text:span> Sie einen weiteren Datensatz für eine Person Ihrer Wahl in die Datenbank ein!</text:p>
        </text:list-item>
      </text:list>
      <text:h text:style-name="Heading_20_4" text:outline-level="4"><text:bookmark-start text:name="aufgabe-7.4-spezialaufgabe"/><text:soft-page-break/>Aufgabe 7.4 Spezialaufgabe<text:bookmark-end text:name="aufgabe-7.4-spezialaufgabe"/></text:h>
      <text:p text:style-name="First_20_paragraph"><text:span text:style-name="T3">Überlegen</text:span> Sie, warum das Feld <text:span text:style-name="Source_5f_Text">id</text:span> nicht eingetragen wurde und dennoch gefüllt wurde!</text:p>
      <text:h text:style-name="Heading_20_2" text:outline-level="2"><text:bookmark-start text:name="update---datensätze-verändern"/>UPDATE - Datensätze verändern<text:bookmark-end text:name="update---datensätze-verändern"/></text:h>
      <text:p text:style-name="First_20_paragraph">Um Datensätze zu verändern, gibt es den Befehl <text:span text:style-name="Source_5f_Text">UPDATE</text:span>. In einer SQL-Referenz finden Sie folgende Beschreibung:</text:p>
      <text:p text:style-name="Horizontal_20_Line"/>
      <text:p text:style-name="First_20_paragraph"><text:span text:style-name="Source_5f_Text">UPDATE</text:span> <text:span text:style-name="T3">&lt; table_name &gt;</text:span></text:p>
      <text:p text:style-name="Text_20_body"><text:span text:style-name="Source_5f_Text">SET</text:span> <text:span text:style-name="T3">&lt; column1 &gt;</text:span> <text:span text:style-name="Source_5f_Text">=</text:span> <text:span text:style-name="T3">&lt; value1 &gt;</text:span><text:span text:style-name="Source_5f_Text">,</text:span> <text:span text:style-name="T3">&lt; column2 &gt;</text:span> <text:span text:style-name="Source_5f_Text">=</text:span> <text:span text:style-name="T3">&lt; value2 &gt;</text:span><text:span text:style-name="Source_5f_Text">,</text:span> <text:span text:style-name="T3">…</text:span></text:p>
      <text:p text:style-name="Text_20_body"><text:span text:style-name="Source_5f_Text">WHERE</text:span> <text:span text:style-name="T3">&lt; condition &gt;</text:span><text:span text:style-name="Source_5f_Text">;</text:span></text:p>
      <text:p text:style-name="Horizontal_20_Line"/>
      <text:p text:style-name="First_20_paragraph">Dabei müssen Sie alle in <text:span text:style-name="Source_5f_Text">Schreibmaschinenschrift</text:span> geschriebenen Texte <text:span text:style-name="T3">exakt</text:span> so eingeben, wie Sie da stehen. Texte in <text:span text:style-name="T3">&lt; spitzen Klammern &gt;</text:span> sind Platzhalter und sollen von Ihnen durch konkrete Inhalte ersetzt werden. Die <text:span text:style-name="Source_5f_Text">WHERE</text:span>-Klausel kennen Sie bereits aus dem <text:span text:style-name="Source_5f_Text">SELECT</text:span>-Befehl. Und sie funktioniert hier sogar genauso. ;-)</text:p>
      <text:p text:style-name="Text_20_body"><text:span text:style-name="T4">ACHTUNG:</text:span> Sie können mit einem einzigen <text:span text:style-name="Source_5f_Text">UPDATE</text:span>-Befehl viel Unheil anrichten. Wenn Ihnen etwas passiert ist, kontaktieren Sie Ihre Lehrkraft, sie kann Ihre Datenbank zurücksetzen.</text:p>
      <text:h text:style-name="Heading_20_4" text:outline-level="4"><text:bookmark-start text:name="aufgabe-7.5-update"/>Aufgabe 7.5 Update<text:bookmark-end text:name="aufgabe-7.5-update"/></text:h>
      <text:p text:style-name="First_20_paragraph"><text:span text:style-name="T3">Erstellen</text:span> Sie jeweils ein UPDATE-Kommando:</text:p>
      <text:list xml:id="list3939833496" text:style-name="L3">
        <text:list-item>
          <text:p text:style-name="P9">Alle weiblichen Nutzerinnen sollen 160 cm groß sein.</text:p>
        </text:list-item>
        <text:list-item>
          <text:p text:style-name="P9">Statt “Germany” soll es im Feld <text:span text:style-name="Source_5f_Text">country</text:span> immer “Deutschland” heißen.</text:p>
        </text:list-item>
        <text:list-item>
          <text:p text:style-name="P9"><text:span text:style-name="T3">Ersetzen</text:span> Sie die Körpergröße bei allen Dresdnern mit dem Wert <text:span text:style-name="Source_5f_Text">FLOOR(RAND()*45)+150</text:span>.</text:p>
          <text:list>
            <text:list-item>
              <text:p text:style-name="P9"><text:span text:style-name="T3">Ermitteln</text:span> Sie, was dieser Befehl bewirkt hat!</text:p>
            </text:list-item>
            <text:list-item>
              <text:p text:style-name="P9"><text:span text:style-name="T3">Recherchieren</text:span> Sie, was es mit den Funktionen <text:span text:style-name="Source_5f_Text">FLOOR</text:span> und <text:span text:style-name="Source_5f_Text">RAND</text:span> auf sich hat!</text:p>
            </text:list-item>
          </text:list>
        </text:list-item>
        <text:list-item>
          <text:p text:style-name="P9"><text:span text:style-name="T3">Aktivieren</text:span> Sie den Account von Jogi Löw. (Tipp: Überlegen Sie, welche Spalte für die Aktivierung eines Accounts zuständig sein mag.)</text:p>
        </text:list-item>
        <text:list-item>
          <text:p text:style-name="P9"><text:span text:style-name="T3">Ersetzen</text:span> Sie die Körpergröße bei allen Münchnern mit einen zufälligen Wert zwischen 130 cm und 190 cm!</text:p>
        </text:list-item>
      </text:list>
      <text:h text:style-name="Heading_20_2" text:outline-level="2"><text:bookmark-start text:name="delete---datensätze-löschen"/><text:soft-page-break/>DELETE - Datensätze löschen<text:bookmark-end text:name="delete---datensätze-löschen"/></text:h>
      <text:p text:style-name="First_20_paragraph">Um Datensätze zu löschen, gibt es den Befehl <text:span text:style-name="Source_5f_Text">DELETE</text:span>. In einer SQL-Referenz finden Sie folgende Beschreibung:</text:p>
      <text:p text:style-name="Horizontal_20_Line"/>
      <text:p text:style-name="First_20_paragraph"><text:span text:style-name="Source_5f_Text">DELETE FROM</text:span> <text:span text:style-name="T3">&lt; table_name &gt;</text:span></text:p>
      <text:p text:style-name="Text_20_body"><text:span text:style-name="Source_5f_Text">WHERE</text:span> <text:span text:style-name="T3">&lt; condition &gt;</text:span><text:span text:style-name="Source_5f_Text">;</text:span></text:p>
      <text:p text:style-name="Horizontal_20_Line"/>
      <text:p text:style-name="First_20_paragraph">Die <text:span text:style-name="Source_5f_Text">WHERE</text:span>-Klausel kennen Sie bereits aus dem <text:span text:style-name="Source_5f_Text">SELECT</text:span>- und dem <text:span text:style-name="Source_5f_Text">UPDATE</text:span>-Befehl.</text:p>
      <text:p text:style-name="Text_20_body"><text:span text:style-name="T4">Achtung:</text:span> <text:span text:style-name="T3">Vor</text:span> dem Absetzen eines <text:span text:style-name="Source_5f_Text">DELETE</text:span>-Kommandos sollte man immer die verwendete <text:span text:style-name="Source_5f_Text">WHERE</text:span>-Klausel in einem <text:span text:style-name="Source_5f_Text">SELECT</text:span>-Kommando ausprobieren.</text:p>
      <text:h text:style-name="Heading_20_4" text:outline-level="4"><text:bookmark-start text:name="aufgabe-7.6-delete"/>Aufgabe 7.6 Delete<text:bookmark-end text:name="aufgabe-7.6-delete"/></text:h>
      <text:p text:style-name="First_20_paragraph"><text:span text:style-name="T3">Erstellen</text:span> Sie jeweils ein DELETE-Kommando:</text:p>
      <text:list xml:id="list2407316787" text:style-name="L4">
        <text:list-item>
          <text:p text:style-name="P10"><text:span text:style-name="T3">Löschen</text:span> Sie alle nicht aktivierten Accounts.</text:p>
        </text:list-item>
        <text:list-item>
          <text:p text:style-name="P10"><text:span text:style-name="T3">Löschen</text:span> Sie Jogi Löw.</text:p>
        </text:list-item>
      </text:list>
      <text:h text:style-name="Heading_20_2" text:outline-level="2"><text:bookmark-start text:name="grenzen-von-crud"/>Grenzen von CRUD<text:bookmark-end text:name="grenzen-von-crud"/></text:h>
      <text:p text:style-name="First_20_paragraph">Kaufleute müssen Ihre Geschäfte in Handelsbüchern dokumentieren (Buchhaltung). Heute werden diese Bücher in der Regel nicht auf Papier, sondern in Datenbanken geführt. Im Handelsgesetzbuch wird im §239 Absatz 3 bestimmt:</text:p>
      <text:p text:style-name="P4">Eine Eintragung oder eine Aufzeichnung darf nicht in einer Weise verändert werden, daß[!] der ursprüngliche Inhalt nicht mehr feststellbar ist. […]</text:p>
      <text:p text:style-name="First_20_paragraph"><text:span text:style-name="T4">Beispiel: </text:span>Wenn die Bank auf Grund eines Fehlers von Ihrem Konto Geld abbucht und ihren Fehler danach korrigiert, ist die Bank verpflichtet, den Fehler nicht unkenntlich zu mache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ext</text:p>
            </table:table-cell>
            <table:table-cell table:style-name="Table1.A1" office:value-type="string">
              <text:p text:style-name="Table_20_Heading">Datum</text:p>
            </table:table-cell>
            <table:table-cell table:style-name="Table1.A1" office:value-type="string">
              <text:p text:style-name="P5">Betrag</text:p>
            </table:table-cell>
            <table:table-cell table:style-name="Table1.A1" office:value-type="string">
              <text:p text:style-name="P5">Saldo</text:p>
            </table:table-cell>
          </table:table-row>
        </table:table-header-rows>
        <table:table-row>
          <table:table-cell table:style-name="Table1.A1" office:value-type="string">
            <text:p text:style-name="Table_20_Contents">DB Hamburg Fahrkarte</text:p>
          </table:table-cell>
          <table:table-cell table:style-name="Table1.A1" office:value-type="string">
            <text:p text:style-name="Table_20_Contents">22.05.20</text:p>
          </table:table-cell>
          <table:table-cell table:style-name="Table1.A1" office:value-type="string">
            <text:p text:style-name="P6">19,80-</text:p>
          </table:table-cell>
          <table:table-cell table:style-name="Table1.A1" office:value-type="string">
            <text:p text:style-name="P6">10,03+</text:p>
          </table:table-cell>
        </table:table-row>
        <table:table-row>
          <table:table-cell table:style-name="Table1.A1" office:value-type="string">
            <text:p text:style-name="Table_20_Contents">BarabhebungKiel Hbf</text:p>
          </table:table-cell>
          <table:table-cell table:style-name="Table1.A1" office:value-type="string">
            <text:p text:style-name="Table_20_Contents">22.05.20</text:p>
          </table:table-cell>
          <table:table-cell table:style-name="Table1.A1" office:value-type="string">
            <text:p text:style-name="P6">5.052.202,00-</text:p>
          </table:table-cell>
          <table:table-cell table:style-name="Table1.A1" office:value-type="string">
            <text:p text:style-name="P6">5.052.192,00-</text:p>
          </table:table-cell>
        </table:table-row>
        <table:table-row>
          <table:table-cell table:style-name="Table1.A1" office:value-type="string">
            <text:p text:style-name="Table_20_Contents">Storno Wir bitten unser Versehen zu ent-schuldigen</text:p>
          </table:table-cell>
          <table:table-cell table:style-name="Table1.A1" office:value-type="string">
            <text:p text:style-name="Table_20_Contents">27.05.20</text:p>
          </table:table-cell>
          <table:table-cell table:style-name="Table1.A1" office:value-type="string">
            <text:p text:style-name="P6">5.052.202,00+</text:p>
          </table:table-cell>
          <table:table-cell table:style-name="Table1.A1" office:value-type="string">
            <text:p text:style-name="P6">10,03+</text:p>
          </table:table-cell>
        </table:table-row>
      </table:table>
      <text:h text:style-name="Heading_20_4" text:outline-level="4"><text:bookmark-start text:name="aufgabe-7.7-darf-der-das"/><text:soft-page-break/>Aufgabe 7.7 Darf der das…?<text:bookmark-end text:name="aufgabe-7.7-darf-der-das"/></text:h>
      <text:list xml:id="list1256116544" text:style-name="L5">
        <text:list-item>
          <text:p text:style-name="P11"><text:span text:style-name="T3">Begründen</text:span> Sie, warum eine vollständige Unterstützung von CRUD in der Buchhaltung nicht zulässig ist.</text:p>
        </text:list-item>
        <text:list-item>
          <text:p text:style-name="P11"><text:span text:style-name="T3">Finden</text:span> Sie Beispiele für Daten, bei denen Sie <text:span text:style-name="T3">vermuten</text:span>, dass sie ebenfalls nicht ohne weiteres verändert oder gelöscht werden dürf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7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>7</text:chapter><text:s text:c="3"/><text:chapter text:display="name" text:outline-level="1">CRUD</text:chapter><text:s/></text:p>
      </style:header-left>
      <style:footer>
        <text:p text:style-name="MP3"><text:span text:style-name="MT1"><text:file-name text:display="name-and-extension">07-Daten-aendern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5Z</meta:creation-date>
    <dc:date>2020-03-15T07:43:29.755000000</dc:date>
    <meta:editing-duration>PT12S</meta:editing-duration>
    <meta:editing-cycles>1</meta:editing-cycles>
    <meta:document-statistic meta:table-count="1" meta:image-count="0" meta:object-count="0" meta:page-count="4" meta:paragraph-count="83" meta:word-count="620" meta:character-count="4294" meta:non-whitespace-character-count="3584"/>
    <meta:user-defined meta:name="VersionODT">0.3 (05.02.2020)</meta:user-defined>
    <meta:user-defined meta:name="numbersections">True</meta:user-defined>
  </office:meta>
</office:document-meta>
</file>